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Read</text:h>
                    <text:list>
                        <text:list-item>
                            <text:h text:style-name="Heading_20_2" text:outline-level="2">Description</text:h>
                        </text:list-item>
                    </text:list>
                </text:list-item>
            </text:list>

            <text:p text:style-name="Standard"><text:span>Reads the contents of a file as either a string or blob and sends it to the </text:span><text:span text:style-name="backtick">content</text:span><text:span> output</text:span></text:p>

            
                <text:list xml:id="list_FileRead2" text:continue-numbering="true" text:continue-list="list_File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Read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read.</text:span></text:p>,
                                            <text:list xml:id="list_FileRead7" text:continue-numbering="true" text:continue-list="list_FileRea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input data.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p text:style-name="Standard"/><text:p text:style-name="Standard"><text:span>If encoding is </text:span><text:span text:style-name="backtick">"binary"</text:span><text:span> then the blob value is returned, otherwise the string value is return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Read8" text:continue-numbering="true" text:continue-list="list_FileRea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Read9" text:continue-numbering="true" text:continue-list="list_FileRea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FileRead10" text:continue-numbering="true" text:continue-list="list_FileRea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FileRead11" text:continue-numbering="true" text:continue-list="list_FileRea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Read12" text:continue-numbering="true" text:continue-list="list_FileRea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FileRead3" text:continue-numbering="true" text:continue-list="list_FileRead2" text:style-name="Outline">
                    <text:list-item>
                        <text:list>
                            <text:list-item>
                                <text:h text:style-name="Heading_20_2" text:outline-level="2">Inputs</text:h>
                            </text:list-item>
                        </text:list>
                    </text:list-item>
                </text:list>

                
                            <text:list xml:id="list_FileRea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FileRead4" text:continue-numbering="true" text:continue-list="list_FileRead3" text:style-name="Outline">
                    <text:list-item>
                        <text:list>
                            <text:list-item>
                                <text:h text:style-name="Heading_20_2" text:outline-level="2">Outputs</text:h>
                            </text:list-item>
                        </text:list>
                    </text:list-item>
                </text:list>

                
                            <text:list xml:id="list_FileRea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FileRead15" text:continue-numbering="true" text:style-name="Outline">
                                <text:list-item>
                                    <text:list>
                                        <text:list-item>
                                            <text:list>
                                                <text:list-item>
                                                    <text:h text:style-name="Heading_20_3" text:outline-level="3">
                                                        content
                                                        <text:s text:c="4"/>
                                                        <text:span text:style-name="T2">DATA(any) | MANDATORY</text:span>
                                                    </text:h>
                                                </text:list-item>
                                            </text:list>
                                        </text:list-item>
                                    </text:list>
                                </text:list-item>
                            </text:list>
                            <text:p text:style-name="Standard"><text:span>The read content of the file is sent through this output.</text:span></text:p>


            
                    <text:list xml:id="list_FileRead5" text:continue-numbering="true" text:continue-list="list_FileRead4" text:style-name="Outline">
                        <text:list-item>
                            <text:list>
                                <text:list-item>
                                    <text:h text:style-name="Heading_20_2" text:outline-level="2">Examples</text:h>
                                </text:list-item>
                            </text:list>
                        </text:list-item>
                    </text:list>
                    <text:p text:style-name="Standard"/>
                    <text:list xml:id="list_FileRead16" text:style-name="List_20_1">
                    <text:list-item>
                            <text:p text:style-name="List_20_1_20_Start">
                            <text:span><text:span text:style-name="T1">JSON</text:span></text:span>
                            </text:p>
                        </text:list-item>
                        
<text:list-item>
                            <text:p text:style-name="List_20_1">
                            <text:span><text:span text:style-name="T1">CSV</text:span></text:span>
                            </text:p>
                        </text:list-item>
                        
<text:list-item>
                            <text:p text:style-name="List_20_1_20_End">
                            <text:span><text:span text:style-name="T1">EEZ Cha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